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2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7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7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contexto)</text:p>
            <text:p>cambia de estado </text:p>
            <text:p>cada vez que avanzamos un paso en el calcul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4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8" draw:text-style-name="P7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9" draw:text-style-name="P8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10" draw:text-style-name="P9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4cm" svg:height="0.8cm" svg:x="7.902cm" svg:y="24.001cm">
          <text:p text:style-name="P11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2.4cm" svg:height="0.8cm" svg:x="12.702cm" svg:y="19.001cm">
          <text:p text:style-name="P11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8" draw:text-style-name="P7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6" draw:text-style-name="P4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8" draw:text-style-name="P7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9" draw:text-style-name="P8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8" draw:text-style-name="P7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7" draw:text-style-name="P16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6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6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8" draw:text-style-name="P7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8" draw:text-style-name="P4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9" draw:text-style-name="P18" draw:layer="layout" svg:width="11.637cm" svg:height="8.783cm" svg:x="1.2cm" svg:y="8.417cm">
          <draw:text-box>
            <text:p text:style-name="P17">Sus hijos serán como el, un tablero con una ficha.</text:p>
            <text:p text:style-name="P17">Pero no deben ser iguales, </text:p>
            <text:p text:style-name="P17">así que la ficha estará en otra posición.</text:p>
            <text:p text:style-name="P17"/>
            <text:p text:style-name="P17">Digamos que la ficha solo puede moverse una casilla en cada generación </text:p>
            <text:p text:style-name="P17">En cualquier dirección, pero solo una casilla.</text:p>
            <text:p/>
          </draw:text-box>
        </draw:frame>
        <draw:frame draw:style-name="gr9" draw:text-style-name="P8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9" draw:text-style-name="P8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9" draw:text-style-name="P8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9" draw:text-style-name="P8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8" draw:text-style-name="P7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0" draw:text-style-name="P4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9" draw:text-style-name="P8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10" draw:text-style-name="P9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4cm" svg:height="0.8cm" svg:x="7.9cm" svg:y="20.6cm">
          <text:p text:style-name="P11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2.4cm" svg:height="0.8cm" svg:x="12.7cm" svg:y="15.6cm">
          <text:p text:style-name="P11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4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8" draw:text-style-name="P7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9" draw:text-style-name="P8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8" draw:text-style-name="P7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9" draw:text-style-name="P8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4" draw:text-style-name="P20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4" draw:text-style-name="P21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8" draw:text-style-name="P7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5" draw:text-style-name="P19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6" draw:text-style-name="P22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9" draw:text-style-name="P8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4" draw:text-style-name="P20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4" draw:text-style-name="P21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8" draw:text-style-name="P7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30" draw:text-style-name="P19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6" draw:text-style-name="P22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0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8" draw:text-style-name="P7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1" draw:text-style-name="P8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4" draw:text-style-name="P20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4" draw:text-style-name="P21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8" draw:text-style-name="P7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30" draw:text-style-name="P19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6" draw:text-style-name="P22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0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4" draw:text-style-name="P20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2" draw:text-style-name="P4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8" draw:text-style-name="P7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5" draw:text-style-name="P15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3" draw:text-style-name="P4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4" draw:text-style-name="P4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35" draw:text-style-name="P19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4T17:03:55.447000000</dc:date>
    <meta:editing-duration>PT3H25M55S</meta:editing-duration>
    <meta:editing-cycles>49</meta:editing-cycles>
    <meta:generator>LibreOffice/7.3.5.2$Windows_X86_64 LibreOffice_project/184fe81b8c8c30d8b5082578aee2fed2ea847c01</meta:generator>
    <meta:document-statistic meta:object-count="179"/>
  </office:meta>
</office:document-meta>
</file>